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569cd6" loext:opacity="100%" style:font-name="Consolas" fo:font-size="10.5pt" fo:font-weight="normal"/>
    </style:style>
    <style:style style:name="T12" style:family="text">
      <style:text-properties fo:color="#4fc1ff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dcdcaa" loext:opacity="100%" style:font-name="Consolas" fo:font-size="10.5pt" fo:font-weight="normal"/>
    </style:style>
    <style:style style:name="T18" style:family="text">
      <style:text-properties fo:color="#808080" loext:opacity="100%" style:font-name="Consolas" fo:font-size="10.5pt" fo:font-weight="normal"/>
    </style:style>
    <style:style style:name="T19" style:family="text">
      <style:text-properties fo:color="#4ec9b0" loext:opacity="100%" style:font-name="Consolas" fo:font-size="10.5pt" fo:font-weight="normal"/>
    </style:style>
    <style:style style:name="T20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1"><text:span text:style-name="T1">import</text:span> <text:span text:style-name="T2">axios</text:span> <text:span text:style-name="T1">from</text:span> <text:span text:style-name="T3">"axios"</text:span>;</text:p>
      <text:p text:style-name="P1"><text:span text:style-name="T1">import</text:span> {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text:span text:style-name="T5">,</text:span></text:p>
      <text:p text:style-name="P2">  <text:span text:style-name="T4">ResponsiveContainer</text:span><text:span text:style-name="T5">,</text:span></text:p>
      <text:p text:style-name="P2">  <text:span text:style-name="T4">PieChart</text:span><text:span text:style-name="T5">,</text:span></text:p>
      <text:p text:style-name="P2">  <text:span text:style-name="T4">Pie</text:span><text:span text:style-name="T5">,</text:span></text:p>
      <text:p text:style-name="P2">  <text:span text:style-name="T4">Cell</text:span><text:span text:style-name="T5">,</text:span></text:p>
      <text:p text:style-name="P1">} <text:span text:style-name="T1">from</text:span> <text:span text:style-name="T3">"recharts"</text:span>;</text:p>
      <text:p text:style-name="P3"/>
      <text:p text:style-name="P1"><text:span text:style-name="T6">const</text:span> <text:span text:style-name="T7">colores</text:span> <text:span text:style-name="T8">=</text:span> [<text:span text:style-name="T3">"#4caf50"</text:span>, <text:span text:style-name="T3">"#f44336"</text:span>]; <text:span text:style-name="T9">// Para tortas</text:span></text:p>
      <text:p text:style-name="P3"/>
      <text:p text:style-name="P1"><text:span text:style-name="T6">const</text:span> <text:span text:style-name="T10">formatearMes</text:span> <text:span text:style-name="T8">=</text:span> (<text:span text:style-name="T2">mes</text:span>) <text:span text:style-name="T6">=&gt;</text:span> {</text:p>
      <text:p text:style-name="P2">  <text:span text:style-name="T11">const</text:span><text:span text:style-name="T5"> </text:span><text:span text:style-name="T12">meses</text:span><text:span text:style-name="T5"> </text:span><text:span text:style-name="T13">=</text:span><text:span text:style-name="T5"> [</text:span><text:span text:style-name="T14">"Ene"</text:span><text:span text:style-name="T5">, </text:span><text:span text:style-name="T14">"Feb"</text:span><text:span text:style-name="T5">, </text:span><text:span text:style-name="T14">"Mar"</text:span><text:span text:style-name="T5">, </text:span><text:span text:style-name="T14">"Abr"</text:span><text:span text:style-name="T5">, </text:span><text:span text:style-name="T14">"May"</text:span><text:span text:style-name="T5">, </text:span><text:span text:style-name="T14">"Jun"</text:span><text:span text:style-name="T5">, </text:span><text:span text:style-name="T14">"Jul"</text:span><text:span text:style-name="T5">, </text:span><text:span text:style-name="T14">"Ago"</text:span><text:span text:style-name="T5">, </text:span><text:span text:style-name="T14">"Sep"</text:span><text:span text:style-name="T5">, </text:span><text:span text:style-name="T14">"Oct"</text:span><text:span text:style-name="T5">, </text:span><text:span text:style-name="T14">"Nov"</text:span><text:span text:style-name="T5">, </text:span><text:span text:style-name="T14">"Dic"</text:span><text:span text:style-name="T5">];</text:span></text:p>
      <text:p text:style-name="P2">  <text:span text:style-name="T15">return</text:span><text:span text:style-name="T5"> </text:span><text:span text:style-name="T12">meses</text:span><text:span text:style-name="T5">[</text:span><text:span text:style-name="T4">mes</text:span><text:span text:style-name="T5"> </text:span><text:span text:style-name="T13">-</text:span><text:span text:style-name="T5"> </text:span><text:span text:style-name="T16">1</text:span><text:span text:style-name="T5">] </text:span><text:span text:style-name="T13">||</text:span><text:span text:style-name="T5"> </text:span><text:span text:style-name="T4">mes</text:span><text:span text:style-name="T5">;</text:span></text:p>
      <text:p text:style-name="P1">};</text:p>
      <text:p text:style-name="P3"/>
      <text:p text:style-name="P1"><text:span text:style-name="T1">export</text:span> <text:span text:style-name="T1">default</text:span> <text:span text:style-name="T6">function</text:span> <text:span text:style-name="T10">ResumenGeneral</text:span>() {</text:p>
      <text:p text:style-name="P2">  <text:span text:style-name="T11">const</text:span><text:span text:style-name="T5"> [</text:span><text:span text:style-name="T12">datos</text:span><text:span text:style-name="T5">, </text:span><text:span text:style-name="T17">setDatos</text:span><text:span text:style-name="T5">] </text:span><text:span text:style-name="T13">=</text:span><text:span text:style-name="T5"> </text:span><text:span text:style-name="T17">useState</text:span><text:span text:style-name="T5">(</text:span><text:span text:style-name="T11">null</text:span><text:span text:style-name="T5">);</text:span></text:p>
      <text:p text:style-name="P3"/>
      <text:p text:style-name="P2">  <text:span text:style-name="T17">useEffect</text:span><text:span text:style-name="T5">(() </text:span><text:span text:style-name="T11">=&gt;</text:span><text:span text:style-name="T5"> {</text:span></text:p>
      <text:p text:style-name="P2">    <text:span text:style-name="T12">axios</text:span><text:span text:style-name="T5">.</text:span><text:span text:style-name="T17">get</text:span><text:span text:style-name="T5">(</text:span><text:span text:style-name="T14">"http://localhost:8000/resumen-general"</text:span><text:span text:style-name="T5">)</text:span></text:p>
      <text:p text:style-name="P2">      <text:span text:style-name="T5">.</text:span><text:span text:style-name="T17">then</text:span><text:span text:style-name="T5">((</text:span><text:span text:style-name="T4">res</text:span><text:span text:style-name="T5">) </text:span><text:span text:style-name="T11">=&gt;</text:span><text:span text:style-name="T5"> </text:span><text:span text:style-name="T17">setDatos</text:span><text:span text:style-name="T5">(</text:span><text:span text:style-name="T4">res</text:span><text:span text:style-name="T5">.</text:span><text:span text:style-name="T4">data</text:span><text:span text:style-name="T5">))</text:span></text:p>
      <text:p text:style-name="P2">      <text:span text:style-name="T5">.</text:span><text:span text:style-name="T17">catch</text:span><text:span text:style-name="T5">((</text:span><text:span text:style-name="T4">err</text:span><text:span text:style-name="T5">) </text:span><text:span text:style-name="T11">=&gt;</text:span><text:span text:style-name="T5"> </text:span><text:span text:style-name="T4">console</text:span><text:span text:style-name="T5">.</text:span><text:span text:style-name="T17">error</text:span><text:span text:style-name="T5">(</text:span><text:span text:style-name="T14">"Error al obtener resumen:"</text:span><text:span text:style-name="T5">, </text:span><text:span text:style-name="T4">err</text:span><text:span text:style-name="T5">));</text:span></text:p>
      <text:p text:style-name="P2">  <text:span text:style-name="T5">}, []);</text:span></text:p>
      <text:p text:style-name="P3"/>
      <text:p text:style-name="P2">  <text:span text:style-name="T15">if</text:span><text:span text:style-name="T5"> (</text:span><text:span text:style-name="T13">!</text:span><text:span text:style-name="T12">datos</text:span><text:span text:style-name="T5">) </text:span><text:span text:style-name="T15">return</text:span><text:span text:style-name="T5"> </text:span><text:span text:style-name="T18">&lt;</text:span><text:span text:style-name="T11">p</text:span><text:span text:style-name="T5"> </text:span><text:span text:style-name="T4">className</text:span><text:span text:style-name="T13">=</text:span><text:span text:style-name="T14">"p-4"</text:span><text:span text:style-name="T18">&gt;</text:span><text:span text:style-name="T5">Cargando resumen...</text:span><text:span text:style-name="T18">&lt;/</text:span><text:span text:style-name="T11">p</text:span><text:span text:style-name="T18">&gt;</text:span><text:span text:style-name="T5">;</text:span></text:p>
      <text:p text:style-name="P3"/>
      <text:p text:style-name="P2">  <text:span text:style-name="T11">const</text:span><text:span text:style-name="T5"> </text:span><text:span text:style-name="T12">datosIE</text:span><text:span text:style-name="T5"> </text:span><text:span text:style-name="T13">=</text:span><text:span text:style-name="T5"> </text:span><text:span text:style-name="T19">Array</text:span><text:span text:style-name="T5">.</text:span><text:span text:style-name="T17">from</text:span><text:span text:style-name="T5">({ </text:span><text:span text:style-name="T4">length:</text:span><text:span text:style-name="T5"> </text:span><text:span text:style-name="T16">12</text:span><text:span text:style-name="T5"> }, (</text:span><text:span text:style-name="T4">_</text:span><text:span text:style-name="T5">, </text:span><text:span text:style-name="T4">i</text:span><text:span text:style-name="T5">) </text:span><text:span text:style-name="T11">=&gt;</text:span><text:span text:style-name="T5"> {</text:span></text:p>
      <text:p text:style-name="P2">    <text:span text:style-name="T11">const</text:span><text:span text:style-name="T5"> </text:span><text:span text:style-name="T12">mes</text:span><text:span text:style-name="T5"> </text:span><text:span text:style-name="T13">=</text:span><text:span text:style-name="T5"> </text:span><text:span text:style-name="T4">i</text:span><text:span text:style-name="T5"> </text:span><text:span text:style-name="T13">+</text:span><text:span text:style-name="T5"> </text:span><text:span text:style-name="T16">1</text:span><text:span text:style-name="T5">;</text:span></text:p>
      <text:p text:style-name="P2">    <text:span text:style-name="T11">const</text:span><text:span text:style-name="T5"> </text:span><text:span text:style-name="T12">ingreso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ingresos_egresos_mensual</text:span><text:span text:style-name="T5">.</text:span><text:span text:style-name="T4">ingresos</text:span><text:span text:style-name="T5">.</text:span><text:span text:style-name="T17">find</text:span><text:span text:style-name="T5">(</text:span><text:span text:style-name="T4">m</text:span><text:span text:style-name="T5">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1">const</text:span><text:span text:style-name="T5"> </text:span><text:span text:style-name="T12">egreso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ingresos_egresos_mensual</text:span><text:span text:style-name="T5">.</text:span><text:span text:style-name="T4">egresos</text:span><text:span text:style-name="T5">.</text:span><text:span text:style-name="T17">find</text:span><text:span text:style-name="T5">(</text:span><text:span text:style-name="T4">m</text:span><text:span text:style-name="T5">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5">return</text:span><text:span text:style-name="T5"> { </text:span><text:span text:style-name="T4">mes:</text:span><text:span text:style-name="T5"> </text:span><text:span text:style-name="T17">formatearMes</text:span><text:span text:style-name="T5">(</text:span><text:span text:style-name="T12">mes</text:span><text:span text:style-name="T5">), </text:span><text:span text:style-name="T4">Ingresos:</text:span><text:span text:style-name="T5"> </text:span><text:span text:style-name="T12">ingreso</text:span><text:span text:style-name="T5">, </text:span><text:span text:style-name="T4">Egresos:</text:span><text:span text:style-name="T5"> </text:span><text:span text:style-name="T12">egreso</text:span><text:span text:style-name="T5"> };</text:span></text:p>
      <text:p text:style-name="P2">  <text:span text:style-name="T5">});</text:span></text:p>
      <text:p text:style-name="P3"/>
      <text:p text:style-name="P2">  <text:span text:style-name="T11">const</text:span><text:span text:style-name="T5"> </text:span><text:span text:style-name="T12">datosDeudas</text:span><text:span text:style-name="T5"> </text:span><text:span text:style-name="T13">=</text:span><text:span text:style-name="T5"> </text:span><text:span text:style-name="T19">Array</text:span><text:span text:style-name="T5">.</text:span><text:span text:style-name="T17">from</text:span><text:span text:style-name="T5">({ </text:span><text:span text:style-name="T4">length:</text:span><text:span text:style-name="T5"> </text:span><text:span text:style-name="T16">12</text:span><text:span text:style-name="T5"> }, (</text:span><text:span text:style-name="T4">_</text:span><text:span text:style-name="T5">, </text:span><text:span text:style-name="T4">i</text:span><text:span text:style-name="T5">) </text:span><text:span text:style-name="T11">=&gt;</text:span><text:span text:style-name="T5"> {</text:span></text:p>
      <text:p text:style-name="P2">    <text:span text:style-name="T11">const</text:span><text:span text:style-name="T5"> </text:span><text:span text:style-name="T12">mes</text:span><text:span text:style-name="T5"> </text:span><text:span text:style-name="T13">=</text:span><text:span text:style-name="T5"> </text:span><text:span text:style-name="T4">i</text:span><text:span text:style-name="T5"> </text:span><text:span text:style-name="T13">+</text:span><text:span text:style-name="T5"> </text:span><text:span text:style-name="T16">1</text:span><text:span text:style-name="T5">;</text:span></text:p>
      <text:p text:style-name="P2">    <text:span text:style-name="T11">const</text:span><text:span text:style-name="T5"> </text:span><text:span text:style-name="T12">pagadas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deudas_mensual</text:span><text:span text:style-name="T5">.</text:span><text:span text:style-name="T4">pagadas</text:span><text:span text:style-name="T5">.</text:span><text:span text:style-name="T17">find</text:span><text:span text:style-name="T5">(</text:span><text:span text:style-name="T4">m</text:span><text:span text:style-name="T5">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1">const</text:span><text:span text:style-name="T5"> </text:span><text:span text:style-name="T12">pendientes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deudas_mensual</text:span><text:span text:style-name="T5">.</text:span><text:span text:style-name="T4">pendientes</text:span><text:span text:style-name="T5">.</text:span><text:span text:style-name="T17">find</text:span><text:span text:style-name="T5">(</text:span><text:span text:style-name="T4">m</text:span><text:span text:style-name="T5">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5">return</text:span><text:span text:style-name="T5"> { </text:span><text:span text:style-name="T4">mes:</text:span><text:span text:style-name="T5"> </text:span><text:span text:style-name="T17">formatearMes</text:span><text:span text:style-name="T5">(</text:span><text:span text:style-name="T12">mes</text:span><text:span text:style-name="T5">), </text:span><text:span text:style-name="T4">Pagadas:</text:span><text:span text:style-name="T5"> </text:span><text:span text:style-name="T12">pagadas</text:span><text:span text:style-name="T5">, </text:span><text:span text:style-name="T4">Pendientes:</text:span><text:span text:style-name="T5"> </text:span><text:span text:style-name="T12">pendientes</text:span><text:span text:style-name="T5"> };</text:span></text:p>
      <text:p text:style-name="P2"><text:soft-page-break/>  <text:span text:style-name="T5">});</text:span></text:p>
      <text:p text:style-name="P3"/>
      <text:p text:style-name="P2">  <text:span text:style-name="T11">const</text:span><text:span text:style-name="T5"> </text:span><text:span text:style-name="T12">tortaIngresosEgresos</text:span><text:span text:style-name="T5"> </text:span><text:span text:style-name="T13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4">"Ingreso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ingresos_egresos_anual</text:span><text:span text:style-name="T5">.</text:span><text:span text:style-name="T4">ingreso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4">"Egreso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ingresos_egresos_anual</text:span><text:span text:style-name="T5">.</text:span><text:span text:style-name="T4">egresos</text:span><text:span text:style-name="T5"> },</text:span></text:p>
      <text:p text:style-name="P2">  <text:span text:style-name="T5">];</text:span></text:p>
      <text:p text:style-name="P3"/>
      <text:p text:style-name="P2">  <text:span text:style-name="T11">const</text:span><text:span text:style-name="T5"> </text:span><text:span text:style-name="T12">tortaDeudas</text:span><text:span text:style-name="T5"> </text:span><text:span text:style-name="T13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4">"Pagada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deudas_anual</text:span><text:span text:style-name="T5">.</text:span><text:span text:style-name="T4">pagada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4">"Pendiente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deudas_anual</text:span><text:span text:style-name="T5">.</text:span><text:span text:style-name="T4">pendientes</text:span><text:span text:style-name="T5"> },</text:span></text:p>
      <text:p text:style-name="P2">  <text:span text:style-name="T5">];</text:span></text:p>
      <text:p text:style-name="P3"/>
      <text:p text:style-name="P2">  <text:span text:style-name="T15">return</text:span><text:span text:style-name="T5"> (</text:span></text:p>
      <text:p text:style-name="P2">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p-4 grid gap-10"</text:span><text:span text:style-name="T18">&gt;</text:span></text:p>
      <text:p text:style-name="P2">      <text:span text:style-name="T18">&lt;</text:span><text:span text:style-name="T11">h2</text:span><text:span text:style-name="T5"> </text:span><text:span text:style-name="T4">className</text:span><text:span text:style-name="T13">=</text:span><text:span text:style-name="T14">"text-2xl font-bold mb-4"</text:span><text:span text:style-name="T18">&gt;</text:span><text:span text:style-name="T5">Resumen General</text:span><text:span text:style-name="T18">&lt;/</text:span><text:span text:style-name="T11">h2</text:span><text:span text:style-name="T18">&gt;</text:span></text:p>
      <text:p text:style-name="P3"/>
      <text:p text:style-name="P2">      <text:span text:style-name="T11">{</text:span><text:span text:style-name="T20">/* Torta Ingresos vs Egresos */</text:span><text:span text:style-name="T11">}</text:span></text:p>
      <text:p text:style-name="P2">      <text:span text:style-name="T18">&lt;</text:span><text:span text:style-name="T11">div</text:span><text:span text:style-name="T18">&gt;</text:span></text:p>
      <text:p text:style-name="P2">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text-lg font-semibold mb-2"</text:span><text:span text:style-name="T18">&gt;</text:span><text:span text:style-name="T5">Ingresos y Egresos Año actual</text:span><text:span text:style-name="T18">&lt;/</text:span><text:span text:style-name="T11">h3</text:span><text:span text:style-name="T18">&gt;</text:span></text:p>
      <text:p text:style-name="P2">        <text:span text:style-name="T18">&lt;</text:span><text:span text:style-name="T19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250</text:span><text:span text:style-name="T11">}</text:span><text:span text:style-name="T18">&gt;</text:span></text:p>
      <text:p text:style-name="P2">          <text:span text:style-name="T18">&lt;</text:span><text:span text:style-name="T19">PieChart</text:span><text:span text:style-name="T18">&gt;</text:span></text:p>
      <text:p text:style-name="P2">            <text:span text:style-name="T18">&lt;</text:span><text:span text:style-name="T19">Pie</text:span><text:span text:style-name="T5"> </text:span><text:span text:style-name="T4">data</text:span><text:span text:style-name="T13">=</text:span><text:span text:style-name="T11">{</text:span><text:span text:style-name="T12">tortaIngresosEgresos</text:span><text:span text:style-name="T11">}</text:span><text:span text:style-name="T5"> </text:span><text:span text:style-name="T4">dataKey</text:span><text:span text:style-name="T13">=</text:span><text:span text:style-name="T14">"value"</text:span><text:span text:style-name="T5"> </text:span><text:span text:style-name="T4">nameKey</text:span><text:span text:style-name="T13">=</text:span><text:span text:style-name="T14">"name"</text:span><text:span text:style-name="T5"> </text:span><text:span text:style-name="T4">cx</text:span><text:span text:style-name="T13">=</text:span><text:span text:style-name="T14">"50%"</text:span><text:span text:style-name="T5"> </text:span><text:span text:style-name="T4">cy</text:span><text:span text:style-name="T13">=</text:span><text:span text:style-name="T14">"50%"</text:span><text:span text:style-name="T5"> </text:span><text:span text:style-name="T4">outerRadius</text:span><text:span text:style-name="T13">=</text:span><text:span text:style-name="T11">{</text:span><text:span text:style-name="T16">80</text:span><text:span text:style-name="T11">}</text:span><text:span text:style-name="T5"> </text:span><text:span text:style-name="T4">label</text:span><text:span text:style-name="T18">&gt;</text:span></text:p>
      <text:p text:style-name="P2">              <text:span text:style-name="T11">{</text:span><text:span text:style-name="T12">tortaIngresosEgresos</text:span><text:span text:style-name="T13">.</text:span><text:span text:style-name="T17">map</text:span><text:span text:style-name="T13">((</text:span><text:span text:style-name="T4">_</text:span><text:span text:style-name="T13">, </text:span><text:span text:style-name="T4">i</text:span><text:span text:style-name="T13">) </text:span><text:span text:style-name="T11">=&gt;</text:span><text:span text:style-name="T13"> (</text:span></text:p>
      <text:p text:style-name="P2"><text:span text:style-name="T8">                </text:span><text:span text:style-name="T18">&lt;</text:span><text:span text:style-name="T19">Cell</text:span><text:span text:style-name="T13"> </text:span><text:span text:style-name="T4">key</text:span><text:span text:style-name="T13">=</text:span><text:span text:style-name="T11">{</text:span><text:span text:style-name="T14">`cell-</text:span><text:span text:style-name="T11">${</text:span><text:span text:style-name="T4">i</text:span><text:span text:style-name="T11">}</text:span><text:span text:style-name="T14">`</text:span><text:span text:style-name="T11">}</text:span><text:span text:style-name="T13"> </text:span><text:span text:style-name="T4">fill</text:span><text:span text:style-name="T13">=</text:span><text:span text:style-name="T11">{</text:span><text:span text:style-name="T12">colores</text:span><text:span text:style-name="T13">[</text:span><text:span text:style-name="T4">i</text:span><text:span text:style-name="T13"> % </text:span><text:span text:style-name="T12">colores</text:span><text:span text:style-name="T13">.</text:span><text:span text:style-name="T4">length</text:span><text:span text:style-name="T13">]</text:span><text:span text:style-name="T11">}</text:span><text:span text:style-name="T13"> </text:span><text:span text:style-name="T18">/&gt;</text:span></text:p>
      <text:p text:style-name="P2"><text:span text:style-name="T8">              </text:span><text:span text:style-name="T13">))</text:span><text:span text:style-name="T11">}</text:span></text:p>
      <text:p text:style-name="P2">            <text:span text:style-name="T18">&lt;/</text:span><text:span text:style-name="T19">Pie</text:span><text:span text:style-name="T18">&gt;</text:span></text:p>
      <text:p text:style-name="P2">            <text:span text:style-name="T18">&lt;</text:span><text:span text:style-name="T19">Tooltip</text:span><text:span text:style-name="T5"> </text:span><text:span text:style-name="T18">/&gt;</text:span></text:p>
      <text:p text:style-name="P2">          <text:span text:style-name="T18">&lt;/</text:span><text:span text:style-name="T19">PieChart</text:span><text:span text:style-name="T18">&gt;</text:span></text:p>
      <text:p text:style-name="P2">        <text:span text:style-name="T18">&lt;/</text:span><text:span text:style-name="T19">ResponsiveContainer</text:span><text:span text:style-name="T18">&gt;</text:span></text:p>
      <text:p text:style-name="P2">      <text:span text:style-name="T18">&lt;/</text:span><text:span text:style-name="T11">div</text:span><text:span text:style-name="T18">&gt;</text:span></text:p>
      <text:p text:style-name="P3"/>
      <text:p text:style-name="P2">      <text:span text:style-name="T11">{</text:span><text:span text:style-name="T20">/* Barras Ingresos vs Egresos por Mes */</text:span><text:span text:style-name="T11">}</text:span></text:p>
      <text:p text:style-name="P2">      <text:span text:style-name="T18">&lt;</text:span><text:span text:style-name="T11">div</text:span><text:span text:style-name="T18">&gt;</text:span></text:p>
      <text:p text:style-name="P2">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text-lg font-semibold mb-2"</text:span><text:span text:style-name="T18">&gt;</text:span><text:span text:style-name="T5">Ingresos y Egresos por Mes</text:span><text:span text:style-name="T18">&lt;/</text:span><text:span text:style-name="T11">h3</text:span><text:span text:style-name="T18">&gt;</text:span></text:p>
      <text:p text:style-name="P2">        <text:span text:style-name="T18">&lt;</text:span><text:span text:style-name="T19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300</text:span><text:span text:style-name="T11">}</text:span><text:span text:style-name="T18">&gt;</text:span></text:p>
      <text:p text:style-name="P2">          <text:span text:style-name="T18">&lt;</text:span><text:span text:style-name="T19">BarChart</text:span><text:span text:style-name="T5"> </text:span><text:span text:style-name="T4">data</text:span><text:span text:style-name="T13">=</text:span><text:span text:style-name="T11">{</text:span><text:span text:style-name="T12">datosIE</text:span><text:span text:style-name="T11">}</text:span><text:span text:style-name="T18">&gt;</text:span></text:p>
      <text:p text:style-name="P2">            <text:span text:style-name="T18">&lt;</text:span><text:span text:style-name="T19">CartesianGrid</text:span><text:span text:style-name="T5"> </text:span><text:span text:style-name="T4">strokeDasharray</text:span><text:span text:style-name="T13">=</text:span><text:span text:style-name="T14">"3 3"</text:span><text:span text:style-name="T5"> </text:span><text:span text:style-name="T18">/&gt;</text:span></text:p>
      <text:p text:style-name="P2">            <text:span text:style-name="T18">&lt;</text:span><text:span text:style-name="T19">XAxis</text:span><text:span text:style-name="T5"> </text:span><text:span text:style-name="T4">dataKey</text:span><text:span text:style-name="T13">=</text:span><text:span text:style-name="T14">"mes"</text:span><text:span text:style-name="T5"> </text:span><text:span text:style-name="T18">/&gt;</text:span></text:p>
      <text:p text:style-name="P2">            <text:span text:style-name="T18">&lt;</text:span><text:span text:style-name="T19">YAxis</text:span><text:span text:style-name="T5"> </text:span><text:span text:style-name="T18">/&gt;</text:span></text:p>
      <text:p text:style-name="P2">            <text:span text:style-name="T18">&lt;</text:span><text:span text:style-name="T19">Tooltip</text:span><text:span text:style-name="T5"> </text:span><text:span text:style-name="T18">/&gt;</text:span></text:p>
      <text:p text:style-name="P2">            <text:span text:style-name="T18">&lt;</text:span><text:span text:style-name="T19">Legend</text:span><text:span text:style-name="T5"> </text:span><text:span text:style-name="T18">/&gt;</text:span></text:p>
      <text:p text:style-name="P2">            <text:span text:style-name="T18">&lt;</text:span><text:span text:style-name="T19">Bar</text:span><text:span text:style-name="T5"> </text:span><text:span text:style-name="T4">dataKey</text:span><text:span text:style-name="T13">=</text:span><text:span text:style-name="T14">"Ingresos"</text:span><text:span text:style-name="T5"> </text:span><text:span text:style-name="T4">fill</text:span><text:span text:style-name="T13">=</text:span><text:span text:style-name="T14">"#4caf50"</text:span><text:span text:style-name="T5"> </text:span><text:span text:style-name="T18">/&gt;</text:span></text:p>
      <text:p text:style-name="P2">            <text:span text:style-name="T18">&lt;</text:span><text:span text:style-name="T19">Bar</text:span><text:span text:style-name="T5"> </text:span><text:span text:style-name="T4">dataKey</text:span><text:span text:style-name="T13">=</text:span><text:span text:style-name="T14">"Egresos"</text:span><text:span text:style-name="T5"> </text:span><text:span text:style-name="T4">fill</text:span><text:span text:style-name="T13">=</text:span><text:span text:style-name="T14">"#f44336"</text:span><text:span text:style-name="T5"> </text:span><text:span text:style-name="T18">/&gt;</text:span></text:p>
      <text:p text:style-name="P2">          <text:span text:style-name="T18">&lt;/</text:span><text:span text:style-name="T19">BarChart</text:span><text:span text:style-name="T18">&gt;</text:span></text:p>
      <text:p text:style-name="P2">        <text:span text:style-name="T18">&lt;/</text:span><text:span text:style-name="T19">ResponsiveContainer</text:span><text:span text:style-name="T18">&gt;</text:span></text:p>
      <text:p text:style-name="P2">      <text:span text:style-name="T18">&lt;/</text:span><text:span text:style-name="T11">div</text:span><text:span text:style-name="T18">&gt;</text:span></text:p>
      <text:p text:style-name="P3"/>
      <text:p text:style-name="P2">      <text:span text:style-name="T11">{</text:span><text:span text:style-name="T20">/* Torta Deudas */</text:span><text:span text:style-name="T11">}</text:span></text:p>
      <text:p text:style-name="P2">      <text:span text:style-name="T18">&lt;</text:span><text:span text:style-name="T11">div</text:span><text:span text:style-name="T18">&gt;</text:span></text:p>
      <text:p text:style-name="P2">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text-lg font-semibold mb-2"</text:span><text:span text:style-name="T18">&gt;</text:span><text:span text:style-name="T5">Deudas Año actual</text:span><text:span text:style-name="T18">&lt;/</text:span><text:span text:style-name="T11">h3</text:span><text:span text:style-name="T18">&gt;</text:span></text:p>
      <text:p text:style-name="P2"><text:soft-page-break/>        <text:span text:style-name="T18">&lt;</text:span><text:span text:style-name="T19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250</text:span><text:span text:style-name="T11">}</text:span><text:span text:style-name="T18">&gt;</text:span></text:p>
      <text:p text:style-name="P2">          <text:span text:style-name="T18">&lt;</text:span><text:span text:style-name="T19">PieChart</text:span><text:span text:style-name="T18">&gt;</text:span></text:p>
      <text:p text:style-name="P2">            <text:span text:style-name="T18">&lt;</text:span><text:span text:style-name="T19">Pie</text:span><text:span text:style-name="T5"> </text:span><text:span text:style-name="T4">data</text:span><text:span text:style-name="T13">=</text:span><text:span text:style-name="T11">{</text:span><text:span text:style-name="T12">tortaDeudas</text:span><text:span text:style-name="T11">}</text:span><text:span text:style-name="T5"> </text:span><text:span text:style-name="T4">dataKey</text:span><text:span text:style-name="T13">=</text:span><text:span text:style-name="T14">"value"</text:span><text:span text:style-name="T5"> </text:span><text:span text:style-name="T4">nameKey</text:span><text:span text:style-name="T13">=</text:span><text:span text:style-name="T14">"name"</text:span><text:span text:style-name="T5"> </text:span><text:span text:style-name="T4">cx</text:span><text:span text:style-name="T13">=</text:span><text:span text:style-name="T14">"50%"</text:span><text:span text:style-name="T5"> </text:span><text:span text:style-name="T4">cy</text:span><text:span text:style-name="T13">=</text:span><text:span text:style-name="T14">"50%"</text:span><text:span text:style-name="T5"> </text:span><text:span text:style-name="T4">outerRadius</text:span><text:span text:style-name="T13">=</text:span><text:span text:style-name="T11">{</text:span><text:span text:style-name="T16">80</text:span><text:span text:style-name="T11">}</text:span><text:span text:style-name="T5"> </text:span><text:span text:style-name="T4">label</text:span><text:span text:style-name="T18">&gt;</text:span></text:p>
      <text:p text:style-name="P2">              <text:span text:style-name="T11">{</text:span><text:span text:style-name="T12">tortaDeudas</text:span><text:span text:style-name="T13">.</text:span><text:span text:style-name="T17">map</text:span><text:span text:style-name="T13">((</text:span><text:span text:style-name="T4">_</text:span><text:span text:style-name="T13">, </text:span><text:span text:style-name="T4">i</text:span><text:span text:style-name="T13">) </text:span><text:span text:style-name="T11">=&gt;</text:span><text:span text:style-name="T13"> (</text:span></text:p>
      <text:p text:style-name="P2"><text:span text:style-name="T8">                </text:span><text:span text:style-name="T18">&lt;</text:span><text:span text:style-name="T19">Cell</text:span><text:span text:style-name="T13"> </text:span><text:span text:style-name="T4">key</text:span><text:span text:style-name="T13">=</text:span><text:span text:style-name="T11">{</text:span><text:span text:style-name="T14">`cell-</text:span><text:span text:style-name="T11">${</text:span><text:span text:style-name="T4">i</text:span><text:span text:style-name="T11">}</text:span><text:span text:style-name="T14">`</text:span><text:span text:style-name="T11">}</text:span><text:span text:style-name="T13"> </text:span><text:span text:style-name="T4">fill</text:span><text:span text:style-name="T13">=</text:span><text:span text:style-name="T11">{</text:span><text:span text:style-name="T12">colores</text:span><text:span text:style-name="T13">[</text:span><text:span text:style-name="T4">i</text:span><text:span text:style-name="T13"> % </text:span><text:span text:style-name="T12">colores</text:span><text:span text:style-name="T13">.</text:span><text:span text:style-name="T4">length</text:span><text:span text:style-name="T13">]</text:span><text:span text:style-name="T11">}</text:span><text:span text:style-name="T13"> </text:span><text:span text:style-name="T18">/&gt;</text:span></text:p>
      <text:p text:style-name="P2"><text:span text:style-name="T8">              </text:span><text:span text:style-name="T13">))</text:span><text:span text:style-name="T11">}</text:span></text:p>
      <text:p text:style-name="P2">            <text:span text:style-name="T18">&lt;/</text:span><text:span text:style-name="T19">Pie</text:span><text:span text:style-name="T18">&gt;</text:span></text:p>
      <text:p text:style-name="P2">            <text:span text:style-name="T18">&lt;</text:span><text:span text:style-name="T19">Tooltip</text:span><text:span text:style-name="T5"> </text:span><text:span text:style-name="T18">/&gt;</text:span></text:p>
      <text:p text:style-name="P2">          <text:span text:style-name="T18">&lt;/</text:span><text:span text:style-name="T19">PieChart</text:span><text:span text:style-name="T18">&gt;</text:span></text:p>
      <text:p text:style-name="P2">        <text:span text:style-name="T18">&lt;/</text:span><text:span text:style-name="T19">ResponsiveContainer</text:span><text:span text:style-name="T18">&gt;</text:span></text:p>
      <text:p text:style-name="P2">      <text:span text:style-name="T18">&lt;/</text:span><text:span text:style-name="T11">div</text:span><text:span text:style-name="T18">&gt;</text:span></text:p>
      <text:p text:style-name="P3"/>
      <text:p text:style-name="P2">      <text:span text:style-name="T11">{</text:span><text:span text:style-name="T20">/* Barras Deudas por Mes */</text:span><text:span text:style-name="T11">}</text:span></text:p>
      <text:p text:style-name="P2">      <text:span text:style-name="T18">&lt;</text:span><text:span text:style-name="T11">div</text:span><text:span text:style-name="T18">&gt;</text:span></text:p>
      <text:p text:style-name="P2">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text-lg font-semibold mb-2"</text:span><text:span text:style-name="T18">&gt;</text:span><text:span text:style-name="T5">Deudas por Mes</text:span><text:span text:style-name="T18">&lt;/</text:span><text:span text:style-name="T11">h3</text:span><text:span text:style-name="T18">&gt;</text:span></text:p>
      <text:p text:style-name="P2">        <text:span text:style-name="T18">&lt;</text:span><text:span text:style-name="T19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300</text:span><text:span text:style-name="T11">}</text:span><text:span text:style-name="T18">&gt;</text:span></text:p>
      <text:p text:style-name="P2">          <text:span text:style-name="T18">&lt;</text:span><text:span text:style-name="T19">BarChart</text:span><text:span text:style-name="T5"> </text:span><text:span text:style-name="T4">data</text:span><text:span text:style-name="T13">=</text:span><text:span text:style-name="T11">{</text:span><text:span text:style-name="T12">datosDeudas</text:span><text:span text:style-name="T11">}</text:span><text:span text:style-name="T18">&gt;</text:span></text:p>
      <text:p text:style-name="P2">            <text:span text:style-name="T18">&lt;</text:span><text:span text:style-name="T19">CartesianGrid</text:span><text:span text:style-name="T5"> </text:span><text:span text:style-name="T4">strokeDasharray</text:span><text:span text:style-name="T13">=</text:span><text:span text:style-name="T14">"3 3"</text:span><text:span text:style-name="T5"> </text:span><text:span text:style-name="T18">/&gt;</text:span></text:p>
      <text:p text:style-name="P2">            <text:span text:style-name="T18">&lt;</text:span><text:span text:style-name="T19">XAxis</text:span><text:span text:style-name="T5"> </text:span><text:span text:style-name="T4">dataKey</text:span><text:span text:style-name="T13">=</text:span><text:span text:style-name="T14">"mes"</text:span><text:span text:style-name="T5"> </text:span><text:span text:style-name="T18">/&gt;</text:span></text:p>
      <text:p text:style-name="P2">            <text:span text:style-name="T18">&lt;</text:span><text:span text:style-name="T19">YAxis</text:span><text:span text:style-name="T5"> </text:span><text:span text:style-name="T18">/&gt;</text:span></text:p>
      <text:p text:style-name="P2">            <text:span text:style-name="T18">&lt;</text:span><text:span text:style-name="T19">Tooltip</text:span><text:span text:style-name="T5"> </text:span><text:span text:style-name="T18">/&gt;</text:span></text:p>
      <text:p text:style-name="P2">            <text:span text:style-name="T18">&lt;</text:span><text:span text:style-name="T19">Legend</text:span><text:span text:style-name="T5"> </text:span><text:span text:style-name="T18">/&gt;</text:span></text:p>
      <text:p text:style-name="P2">            <text:span text:style-name="T18">&lt;</text:span><text:span text:style-name="T19">Bar</text:span><text:span text:style-name="T5"> </text:span><text:span text:style-name="T4">dataKey</text:span><text:span text:style-name="T13">=</text:span><text:span text:style-name="T14">"Pagadas"</text:span><text:span text:style-name="T5"> </text:span><text:span text:style-name="T4">fill</text:span><text:span text:style-name="T13">=</text:span><text:span text:style-name="T14">"#81c784"</text:span><text:span text:style-name="T5"> </text:span><text:span text:style-name="T18">/&gt;</text:span></text:p>
      <text:p text:style-name="P2">            <text:span text:style-name="T18">&lt;</text:span><text:span text:style-name="T19">Bar</text:span><text:span text:style-name="T5"> </text:span><text:span text:style-name="T4">dataKey</text:span><text:span text:style-name="T13">=</text:span><text:span text:style-name="T14">"Pendientes"</text:span><text:span text:style-name="T5"> </text:span><text:span text:style-name="T4">fill</text:span><text:span text:style-name="T13">=</text:span><text:span text:style-name="T14">"#ffb74d"</text:span><text:span text:style-name="T5"> </text:span><text:span text:style-name="T18">/&gt;</text:span></text:p>
      <text:p text:style-name="P2">          <text:span text:style-name="T18">&lt;/</text:span><text:span text:style-name="T19">BarChart</text:span><text:span text:style-name="T18">&gt;</text:span></text:p>
      <text:p text:style-name="P2">        <text:span text:style-name="T18">&lt;/</text:span><text:span text:style-name="T19">ResponsiveContainer</text:span><text:span text:style-name="T18">&gt;</text:span></text:p>
      <text:p text:style-name="P2">      <text:span text:style-name="T18">&lt;/</text:span><text:span text:style-name="T11">div</text:span><text:span text:style-name="T18">&gt;</text:span></text:p>
      <text:p text:style-name="P2">    <text:span text:style-name="T18">&lt;/</text:span><text:span text:style-name="T11">div</text:span><text:span text:style-name="T18">&gt;</text:span></text:p>
      <text:p text:style-name="P2">  <text:span text:style-name="T5">)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3:44:30.593812400</meta:creation-date>
    <dc:date>2025-08-07T23:44:39.225512500</dc:date>
    <meta:editing-duration>PT8S</meta:editing-duration>
    <meta:editing-cycles>1</meta:editing-cycles>
    <meta:document-statistic meta:table-count="0" meta:image-count="0" meta:object-count="0" meta:page-count="3" meta:paragraph-count="112" meta:word-count="410" meta:character-count="4171" meta:non-whitespace-character-count="3165"/>
    <meta:generator>LibreOffice/25.2.4.3$Windows_X86_64 LibreOffice_project/33e196637044ead23f5c3226cde09b47731f7e27</meta:generator>
  </office:meta>
</office:document-meta>
</file>